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1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none" fo:background-color="#94bd5e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/>
    </style:style>
    <style:style style:name="ce6" style:family="table-cell" style:parent-style-name="Default">
      <style:table-cell-properties fo:border-bottom="none" fo:background-color="#94bd5e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order-bottom="0.06pt solid #000000" fo:background-color="#94bd5e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94bd5e" style:text-align-source="fix" style:repeat-content="false" fo:border-left="none" fo:border-right="none" fo:border-top="0.06pt solid #000000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fo:color="#ffffff"/>
    </style:style>
    <style:style style:name="ce13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fo:color="#ffffff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94bd5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94bd5e" style:text-align-source="fix" style:repeat-content="false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94bd5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none" fo:background-color="#94bd5e" style:text-align-source="fix" style:repeat-content="false" fo:border-left="none" fo:border-right="none" fo:border-top="0.06pt solid #000000"/>
      <style:paragraph-properties fo:text-align="end" fo:margin-left="0cm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94bd5e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ackground-color="#94bd5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/>
    </style:style>
    <style:style style:name="ce34" style:family="table-cell" style:parent-style-name="Default">
      <style:table-cell-properties fo:border-bottom="none" fo:background-color="#94bd5e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35" style:family="table-cell" style:parent-style-name="Default">
      <style:table-cell-properties fo:border-bottom="0.06pt solid #000000" fo:background-color="#94bd5e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</office:automatic-styles>
  <office:body>
    <office:spreadsheet>
      <table:table table:name="problema2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ce30"/>
        <table:table-row table:style-name="ro1">
          <table:table-cell table:style-name="ce1" office:value-type="string">
            <text:p>Semente:</text:p>
          </table:table-cell>
          <table:table-cell table:style-name="ce8" table:formula="of:=20831533" office:value-type="float" office:value="20831533">
            <text:p>20831533</text:p>
          </table:table-cell>
          <table:table-cell table:style-name="ce14" office:value-type="string">
            <text:p>Entre 0 e 1</text:p>
          </table:table-cell>
          <table:table-cell table:style-name="ce21" office:value-type="string">
            <text:p>a</text:p>
          </table:table-cell>
          <table:table-cell table:style-name="ce28" table:formula="of:=(8*20831323)+5" office:value-type="float" office:value="166650589">
            <text:p>166650589</text:p>
          </table:table-cell>
        </table:table-row>
        <table:table-row table:style-name="ro1">
          <table:table-cell office:value-type="string">
            <text:p>R1</text:p>
          </table:table-cell>
          <table:table-cell table:formula="of:=MOD(([.E$1]*[.B1]);[.E$2])" office:value-type="float" office:value="1686088153">
            <text:p>1686088153</text:p>
          </table:table-cell>
          <table:table-cell table:formula="of:=[.B2]/[.E$2]" office:value-type="float" office:value="0.785145979840308">
            <text:p>0,7851459798</text:p>
          </table:table-cell>
          <table:table-cell table:style-name="ce22" office:value-type="string">
            <text:p>m</text:p>
          </table:table-cell>
          <table:table-cell table:style-name="ce29" table:formula="of:=2^31" office:value-type="float" office:value="2147483648">
            <text:p>2147483648</text:p>
          </table:table-cell>
        </table:table-row>
        <table:table-row table:style-name="ro1">
          <table:table-cell office:value-type="string">
            <text:p>R2</text:p>
          </table:table-cell>
          <table:table-cell table:formula="of:=MOD(([.E$1]*[.B2]);[.E$2])" office:value-type="float" office:value="2128949856">
            <text:p>2128949856</text:p>
          </table:table-cell>
          <table:table-cell table:formula="of:=[.B3]/[.E$2]" office:value-type="float" office:value="0.991369530558586">
            <text:p>0,9913695306</text:p>
          </table:table-cell>
          <table:table-cell table:style-name="ce23" office:value-type="string" table:number-columns-spanned="2" table:number-rows-spanned="5">
            <text:p>R</text:p>
          </table:table-cell>
          <table:covered-table-cell/>
        </table:table-row>
        <table:table-row table:style-name="ro1">
          <table:table-cell office:value-type="string">
            <text:p>R3</text:p>
          </table:table-cell>
          <table:table-cell table:formula="of:=MOD(([.E$1]*[.B3]);[.E$2])" office:value-type="float" office:value="395656448">
            <text:p>395656448</text:p>
          </table:table-cell>
          <table:table-cell table:formula="of:=[.B4]/[.E$2]" office:value-type="float" office:value="0.184241890907288">
            <text:p>0,1842418909</text:p>
          </table:table-cell>
          <table:covered-table-cell table:number-columns-repeated="2"/>
        </table:table-row>
        <table:table-row table:style-name="ro1">
          <table:table-cell office:value-type="string">
            <text:p>R4</text:p>
          </table:table-cell>
          <table:table-cell table:formula="of:=MOD(([.E$1]*[.B4]);[.E$2])" office:value-type="float" office:value="1370466560">
            <text:p>1370466560</text:p>
          </table:table-cell>
          <table:table-cell table:formula="of:=[.B5]/[.E$2]" office:value-type="float" office:value="0.638173222541809">
            <text:p>0,6381732225</text:p>
          </table:table-cell>
          <table:covered-table-cell table:style-name="ce24"/>
          <table:covered-table-cell/>
        </table:table-row>
        <table:table-row table:style-name="ro1">
          <table:table-cell office:value-type="string">
            <text:p>R5</text:p>
          </table:table-cell>
          <table:table-cell table:formula="of:=MOD(([.E$1]*[.B5]);[.E$2])" office:value-type="float" office:value="903275776">
            <text:p>903275776</text:p>
          </table:table-cell>
          <table:table-cell table:formula="of:=[.B6]/[.E$2]" office:value-type="float" office:value="0.420620560646057">
            <text:p>0,4206205606</text:p>
          </table:table-cell>
          <table:covered-table-cell table:number-columns-repeated="2"/>
        </table:table-row>
        <table:table-row table:style-name="ro1">
          <table:table-cell table:style-name="ce3" office:value-type="string">
            <text:p>R6</text:p>
          </table:table-cell>
          <table:table-cell table:style-name="ce10" table:formula="of:=MOD(([.E$1]*[.B6]);[.E$2])" office:value-type="float" office:value="380481792">
            <text:p>380481792</text:p>
          </table:table-cell>
          <table:table-cell table:style-name="ce10" table:formula="of:=[.B7]/[.E$2]" office:value-type="float" office:value="0.177175641059876">
            <text:p>0,1771756411</text:p>
          </table:table-cell>
          <table:covered-table-cell table:style-name="ce16"/>
          <table:covered-table-cell table:style-name="ce3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4" office:value-type="string">
            <text:p>Z1</text:p>
          </table:table-cell>
          <table:table-cell table:style-name="ce8" table:formula="of:=(-2*LN([.C2]))^(1/2)*SIN(2*PI()*[.C3])" office:value-type="float" office:value="-0.0376982719320325">
            <text:p>-0,0376982719</text:p>
          </table:table-cell>
          <table:table-cell table:style-name="ce15" office:value-type="string" table:number-columns-spanned="3" table:number-rows-spanned="3">
            <text:p>Z</text:p>
          </table:table-cell>
          <table:covered-table-cell table:style-name="ce25"/>
          <table:covered-table-cell table:style-name="ce32"/>
        </table:table-row>
        <table:table-row table:style-name="ro1">
          <table:table-cell office:value-type="string">
            <text:p>Z2</text:p>
          </table:table-cell>
          <table:table-cell table:formula="of:=(-2*LN([.C4]))^(1/2)*SIN(2*PI()*[.C5])" office:value-type="float" office:value="-1.40365231385828">
            <text:p>-1,4036523139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ce3" office:value-type="string">
            <text:p>Z3</text:p>
          </table:table-cell>
          <table:table-cell table:style-name="ce10" table:formula="of:=(-2*LN([.C6]))^(1/2)*SIN(2*PI()*[.C7])" office:value-type="float" office:value="1.18068744440421">
            <text:p>1,1806874444</text:p>
          </table:table-cell>
          <table:covered-table-cell table:number-columns-repeated="2" table:style-name="ce16"/>
          <table:covered-table-cell table:style-name="ce31"/>
        </table:table-row>
        <table:table-row table:style-name="ro1">
          <table:table-cell table:style-name="Default"/>
          <table:table-cell/>
          <table:table-cell table:style-name="ce17" table:number-columns-repeated="2"/>
          <table:table-cell table:style-name="Default"/>
        </table:table-row>
        <table:table-row table:style-name="ro1">
          <table:table-cell table:style-name="ce5" office:value-type="string">
            <text:p>X1</text:p>
          </table:table-cell>
          <table:table-cell table:style-name="ce11" table:formula="of:=[.E$13]+([.E$14]*[.B9])" office:value-type="float" office:value="9.92460345613594">
            <text:p>9,9246034561</text:p>
          </table:table-cell>
          <table:table-cell table:style-name="ce18" office:value-type="string" table:number-columns-spanned="2" table:number-rows-spanned="1">
            <text:p>u</text:p>
          </table:table-cell>
          <table:covered-table-cell table:style-name="ce26"/>
          <table:table-cell table:style-name="ce33" office:value-type="float" office:value="10">
            <text:p>10</text:p>
          </table:table-cell>
        </table:table-row>
        <table:table-row table:style-name="ro1">
          <table:table-cell table:style-name="ce6" office:value-type="string">
            <text:p>X2</text:p>
          </table:table-cell>
          <table:table-cell table:style-name="ce12" table:formula="of:=[.E$13]+([.E$14]*[.B10])" office:value-type="float" office:value="7.19269537228344">
            <text:p>7,1926953723</text:p>
          </table:table-cell>
          <table:table-cell table:style-name="ce19" office:value-type="string" table:number-columns-spanned="2" table:number-rows-spanned="1">
            <text:p>p</text:p>
          </table:table-cell>
          <table:covered-table-cell table:style-name="ce27"/>
          <table:table-cell table:style-name="ce34" office:value-type="float" office:value="2">
            <text:p>2</text:p>
          </table:table-cell>
        </table:table-row>
        <table:table-row table:style-name="ro1">
          <table:table-cell table:style-name="ce7" office:value-type="string">
            <text:p>X3</text:p>
          </table:table-cell>
          <table:table-cell table:style-name="ce13" table:formula="of:=[.E$13]+([.E$14]*[.B11])" office:value-type="float" office:value="12.3613748888084">
            <text:p>12,3613748888</text:p>
          </table:table-cell>
          <table:table-cell table:style-name="ce20" office:value-type="string" table:number-columns-spanned="3" table:number-rows-spanned="1">
            <text:p>X</text:p>
          </table:table-cell>
          <table:covered-table-cell table:style-name="ce13"/>
          <table:covered-table-cell table:style-name="ce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2-09-29T20:16:46</meta:creation-date>
    <dc:date>2012-09-30T01:22:07</dc:date>
    <dc:creator>Lucas </dc:creator>
    <meta:editing-duration>PT4H44M43S</meta:editing-duration>
    <meta:editing-cycles>8</meta:editing-cycles>
    <meta:generator>LibreOffice/3.5$Linux_x86 LibreOffice_project/350m1$Build-2</meta:generator>
    <meta:document-statistic meta:table-count="1" meta:cell-count="44" meta:object-count="0"/>
  </office:meta>
</office:document-meta>
</file>